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5301" officeooo:paragraph-rsid="00055301"/>
    </style:style>
    <style:style style:name="P2" style:family="paragraph" style:parent-style-name="Standard">
      <style:paragraph-properties fo:text-align="start" style:justify-single-word="false"/>
      <style:text-properties fo:font-style="italic" officeooo:rsid="00055301" officeooo:paragraph-rsid="00055301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tyle="italic" officeooo:rsid="0009b48b" officeooo:paragraph-rsid="0009b48b" style:font-style-asian="italic" style:font-style-complex="italic"/>
    </style:style>
    <style:style style:name="P4" style:family="paragraph" style:parent-style-name="Standard">
      <style:paragraph-properties fo:text-align="center" style:justify-single-word="false"/>
      <style:text-properties officeooo:rsid="0012a9a8" officeooo:paragraph-rsid="0012a9a8"/>
    </style:style>
    <style:style style:name="P5" style:family="paragraph" style:parent-style-name="Standard">
      <style:paragraph-properties fo:text-align="start" style:justify-single-word="false"/>
      <style:text-properties officeooo:rsid="001fa957" officeooo:paragraph-rsid="001fa957"/>
    </style:style>
    <style:style style:name="P6" style:family="paragraph" style:parent-style-name="Standard">
      <style:paragraph-properties fo:text-align="start" style:justify-single-word="false"/>
      <style:text-properties officeooo:rsid="00229078" officeooo:paragraph-rsid="001e127b"/>
    </style:style>
    <style:style style:name="P7" style:family="paragraph" style:parent-style-name="Standard">
      <style:paragraph-properties fo:text-align="start" style:justify-single-word="false"/>
      <style:text-properties officeooo:rsid="00193a4e" officeooo:paragraph-rsid="00193a4e"/>
    </style:style>
    <style:style style:name="P8" style:family="paragraph" style:parent-style-name="Standard">
      <style:paragraph-properties fo:text-align="center" style:justify-single-word="false"/>
      <style:text-properties officeooo:rsid="003b4a85" officeooo:paragraph-rsid="003b4a85"/>
    </style:style>
    <style:style style:name="P9" style:family="paragraph" style:parent-style-name="Standard">
      <style:paragraph-properties fo:text-align="start" style:justify-single-word="false"/>
      <style:text-properties officeooo:rsid="0037933d" officeooo:paragraph-rsid="0037933d"/>
    </style:style>
    <style:style style:name="P10" style:family="paragraph" style:parent-style-name="Standard">
      <style:paragraph-properties fo:text-align="start" style:justify-single-word="false"/>
      <style:text-properties officeooo:rsid="003d15fe" officeooo:paragraph-rsid="003d15fe"/>
    </style:style>
    <style:style style:name="P11" style:family="paragraph" style:parent-style-name="Standard">
      <style:paragraph-properties fo:text-align="center" style:justify-single-word="false"/>
      <style:text-properties officeooo:rsid="003d15fe" officeooo:paragraph-rsid="003d15fe"/>
    </style:style>
    <style:style style:name="P12" style:family="paragraph" style:parent-style-name="Standard">
      <style:paragraph-properties fo:text-align="start" style:justify-single-word="false"/>
      <style:text-properties officeooo:rsid="000b9700" officeooo:paragraph-rsid="0009b48b"/>
    </style:style>
    <style:style style:name="P13" style:family="paragraph" style:parent-style-name="Standard">
      <style:paragraph-properties fo:text-align="start" style:justify-single-word="false"/>
      <style:text-properties officeooo:rsid="003eebe2" officeooo:paragraph-rsid="003eebe2"/>
    </style:style>
    <style:style style:name="P14" style:family="paragraph" style:parent-style-name="Standard">
      <style:paragraph-properties fo:text-align="start" style:justify-single-word="false"/>
      <style:text-properties officeooo:rsid="0040704c" officeooo:paragraph-rsid="0040704c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425abb" officeooo:paragraph-rsid="00425abb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428b26" officeooo:paragraph-rsid="00428b26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4417bb" officeooo:paragraph-rsid="004417bb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44ec45" officeooo:paragraph-rsid="0044ec45"/>
    </style:style>
    <style:style style:name="P19" style:family="paragraph" style:parent-style-name="Standard">
      <style:paragraph-properties fo:text-align="start" style:justify-single-word="false"/>
      <style:text-properties officeooo:rsid="0044ec45" officeooo:paragraph-rsid="0044ec45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46df5e" officeooo:paragraph-rsid="0046df5e"/>
    </style:style>
    <style:style style:name="P21" style:family="paragraph" style:parent-style-name="Standard">
      <style:paragraph-properties fo:text-align="start" style:justify-single-word="false"/>
      <style:text-properties officeooo:rsid="0046df5e" officeooo:paragraph-rsid="0046df5e"/>
    </style:style>
    <style:style style:name="P22" style:family="paragraph" style:parent-style-name="Standard">
      <style:paragraph-properties fo:text-align="start" style:justify-single-word="false"/>
      <style:text-properties officeooo:rsid="0046e264" officeooo:paragraph-rsid="0046e264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46e264" officeooo:paragraph-rsid="0046e264"/>
    </style:style>
    <style:style style:name="T1" style:family="text">
      <style:text-properties officeooo:rsid="001feefc"/>
    </style:style>
    <style:style style:name="T2" style:family="text">
      <style:text-properties officeooo:rsid="0039cf9f"/>
    </style:style>
    <style:style style:name="T3" style:family="text">
      <style:text-properties officeooo:rsid="003b4a85"/>
    </style:style>
    <style:style style:name="T4" style:family="text">
      <style:text-properties style:font-name="Liberation Serif1"/>
    </style:style>
    <style:style style:name="T5" style:family="text">
      <style:text-properties style:text-position="sub 58%" style:font-name="Liberation Serif1"/>
    </style:style>
    <style:style style:name="T6" style:family="text">
      <style:text-properties officeooo:rsid="004417bb"/>
    </style:style>
    <style:style style:name="T7" style:family="text">
      <style:text-properties officeooo:rsid="00464475"/>
    </style:style>
    <style:style style:name="T8" style:family="text">
      <style:text-properties officeooo:rsid="0048bcd6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<text:span text:style-name="T2">8</text:span>:</text:p>
      <text:p text:style-name="P8">Magnetic Field of a Solenoid</text:p>
      <text:p text:style-name="P4"/>
      <text:p text:style-name="P2">Background: </text:p>
      <text:p text:style-name="P9">In this experiment you will <text:span text:style-name="T3">measure the magnetic field of a solenoid and use your result to determine the number of turns on the solenoid. </text:span></text:p>
      <text:p text:style-name="P9"/>
      <text:p text:style-name="P10">The magnetic field inside a solenoid is given by the equation </text:p>
      <text:p text:style-name="P10"/>
      <text:p text:style-name="P11"><draw:frame draw:style-name="fr1" draw:name="Object1" text:anchor-type="as-char" svg:y="-0.2689in" svg:width="0.8319in" svg:height="0.4181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4">(1)</text:span></text:p>
      <text:p text:style-name="P11"><text:span text:style-name="T4"/></text:p>
      <text:p text:style-name="P10"><text:span text:style-name="T4">Where B is the magnetic field, μ</text:span><text:span text:style-name="T5">0</text:span><text:span text:style-name="T4"> is the permeability of free space, N is the number of turns on the solenoid, I is the current, and L is the length of the solenoid. <text:s/></text:span></text:p>
      <text:p text:style-name="P7"/>
      <text:p text:style-name="P3">Materials you will need:</text:p>
      <text:p text:style-name="P12"/>
      <text:p text:style-name="P13">1 Power Supply</text:p>
      <text:p text:style-name="P13">1 Solenoid</text:p>
      <text:p text:style-name="P13">1 Ammeter</text:p>
      <text:p text:style-name="P13">1 Magnetic Field Sensor (and SPARK)</text:p>
      <text:p text:style-name="P13">Various Connector wires.</text:p>
      <text:p text:style-name="P14">Metric Ruler or Meter stick</text:p>
      <text:p text:style-name="P6"/>
      <text:p text:style-name="P19">WARNING: Do not adjust the power supply to over 3 Amps. <text:s/>Doing so can blow fuses in the power supply and cause heat or even fire in the solenoid and/or ammeter. <text:s/>If the solenoid becomes hot to the touch or begins to smoke, disconnect power immediately and let it cool. <text:s/></text:p>
      <text:p text:style-name="P19"/>
      <text:p text:style-name="P5"><text:span text:style-name="T1">Instructions</text:span>:</text:p>
      <text:list xml:id="list2248968379217284900" text:style-name="L1">
        <text:list-item>
          <text:p text:style-name="P17">Use the ruler or meter stick to measure the length of the coil portion of the solenoid. </text:p>
        </text:list-item>
        <text:list-item>
          <text:p text:style-name="P15">Connect the power supply in series with the ammeter and solenoid. <text:s/></text:p>
        </text:list-item>
        <text:list-item>
          <text:p text:style-name="P16">Insert the magentic field sensor fully into the solenoid. <text:s/>Record the magnetic field inside the solenoid with no current flowing.</text:p>
        </text:list-item>
        <text:list-item>
          <text:p text:style-name="P17">Turn on the power supply to the minimum setting. <text:s/>Record the current and the magnetic field.</text:p>
        </text:list-item>
        <text:list-item>
          <text:p text:style-name="P18">Adjust the current to approximately 1 amp (it doesn't need to be perfect <text:span text:style-name="T7">as long as you record the exact current for later use</text:span>). <text:span text:style-name="T6">Record the current and the magnetic field.</text:span></text:p>
        </text:list-item>
        <text:list-item>
          <text:p text:style-name="P20">Adjust the current and record the magnetic field for approximately 1.25, 1.5, 1.75, 2, 2.25, 2.5, 2.75, and 3 Amps. </text:p>
        </text:list-item>
      </text:list>
      <text:p text:style-name="P21"/>
      <text:p text:style-name="P21"/>
      <text:p text:style-name="P22">Analysis: </text:p>
      <text:list xml:id="list104308947680167" text:continue-numbering="true" text:style-name="L1">
        <text:list-header>
          <text:p text:style-name="P23">Create a graph of your data with Magnetic field as a function of current. <text:s/><text:span text:style-name="T8">Use the slope of the graph to determine the number of turns on the solenoid. 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5-01-09T07:23:38.738014351</meta:creation-date>
    <dc:date>2017-01-30T10:43:07.610844936</dc:date>
    <meta:editing-duration>PT1H11M17S</meta:editing-duration>
    <meta:editing-cycles>56</meta:editing-cycles>
    <meta:generator>LibreOffice/4.3.7.2$Linux_X86_64 LibreOffice_project/430$Build-2</meta:generator>
    <meta:document-statistic meta:table-count="0" meta:image-count="0" meta:object-count="1" meta:page-count="1" meta:paragraph-count="24" meta:word-count="306" meta:character-count="1687" meta:non-whitespace-character-count="1393"/>
  </office:meta>
</office:document-meta>
</file>

<file path=Object 1/content.xml><?xml version="1.0" encoding="utf-8"?>
<math xmlns="http://www.w3.org/1998/Math/MathML" display="block">
  <semantics>
    <mrow>
      <mrow>
        <mo fence="true" stretchy="true">|</mo>
        <mrow>
          <mi>B</mi>
        </mrow>
        <mo fence="true" stretchy="true">|</mo>
      </mrow>
      <mo stretchy="false">=</mo>
      <mfrac>
        <mrow>
          <msub>
            <mi>μ</mi>
            <mn>0</mn>
          </msub>
          <mi>N</mi>
          <mi>I</mi>
        </mrow>
        <mi>L</mi>
      </mfrac>
    </mrow>
    <annotation encoding="StarMath 5.0">ABS B = {μ sub 0 N I} over L</annotation>
  </semantics>
</math>
</file>